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17cm" style:rel-column-width="65535*"/>
    </style:style>
    <style:style style:name="Table1.A1" style:family="table-cell">
      <style:table-cell-properties fo:background-color="#ffff99"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ffff99"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ffff99"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ffff99"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ffff99"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cfe7f5"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ffff99" fo:padding="0.097cm" fo:border="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ffff99"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ffff99"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ffff99"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ffff99"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cfe7f5"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fe7f5" fo:padding="0.097cm" fo:border="0.05pt solid #000000">
        <style:background-image/>
      </style:table-cell-properties>
    </style:style>
    <style:style style:name="P1" style:family="paragraph" style:parent-style-name="Standard">
      <style:text-properties officeooo:rsid="001dbf6c" officeooo:paragraph-rsid="001dbf6c"/>
    </style:style>
    <style:style style:name="P2" style:family="paragraph" style:parent-style-name="Standard">
      <style:text-properties officeooo:rsid="001f97f8" officeooo:paragraph-rsid="001f97f8"/>
    </style:style>
    <style:style style:name="P3" style:family="paragraph" style:parent-style-name="Standard">
      <style:text-properties fo:font-weight="bold" officeooo:rsid="001dbf6c" officeooo:paragraph-rsid="001dbf6c" style:font-weight-asian="bold" style:font-weight-complex="bold"/>
    </style:style>
    <style:style style:name="P4" style:family="paragraph" style:parent-style-name="Standard">
      <style:paragraph-properties fo:text-align="center" style:justify-single-word="false"/>
      <style:text-properties fo:font-weight="bold" officeooo:rsid="001dbf6c" officeooo:paragraph-rsid="001dbf6c" style:font-weight-asian="bold" style:font-weight-complex="bold"/>
    </style:style>
    <style:style style:name="P5"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26ce85" officeooo:paragraph-rsid="0026ce85" style:font-style-asian="italic" style:font-weight-asian="normal" style:font-style-complex="italic" style:font-weight-complex="normal"/>
    </style:style>
    <style:style style:name="P6" style:family="paragraph" style:parent-style-name="Standard">
      <style:text-properties fo:font-style="normal" fo:font-weight="bold" officeooo:rsid="001f97f8" officeooo:paragraph-rsid="001f97f8" style:font-style-asian="normal" style:font-weight-asian="bold" style:font-style-complex="normal" style:font-weight-complex="bold"/>
    </style:style>
    <style:style style:name="P7" style:family="paragraph" style:parent-style-name="Standard">
      <style:text-properties fo:font-style="normal" fo:font-weight="bold" officeooo:rsid="00211fd2" officeooo:paragraph-rsid="00211fd2" style:font-style-asian="normal" style:font-weight-asian="bold" style:font-style-complex="normal" style:font-weight-complex="bold"/>
    </style:style>
    <style:style style:name="P8" style:family="paragraph" style:parent-style-name="Standard">
      <style:text-properties fo:font-style="normal" fo:font-weight="normal" officeooo:rsid="00211fd2" officeooo:paragraph-rsid="00211fd2" style:font-style-asian="normal" style:font-weight-asian="normal" style:font-style-complex="normal" style:font-weight-complex="normal"/>
    </style:style>
    <style:style style:name="P9" style:family="paragraph" style:parent-style-name="Standard">
      <style:text-properties fo:font-style="normal" fo:font-weight="normal" officeooo:rsid="00230a2a" officeooo:paragraph-rsid="00230a2a" style:font-style-asian="normal" style:font-weight-asian="normal" style:font-style-complex="normal" style:font-weight-complex="normal"/>
    </style:style>
    <style:style style:name="P10" style:family="paragraph" style:parent-style-name="Standard">
      <style:text-properties fo:font-style="normal" fo:font-weight="normal" officeooo:rsid="00236df0" officeooo:paragraph-rsid="00236df0" style:font-style-asian="normal" style:font-weight-asian="normal" style:font-style-complex="normal" style:font-weight-complex="normal"/>
    </style:style>
    <style:style style:name="P11" style:family="paragraph" style:parent-style-name="Standard">
      <style:text-properties fo:font-style="normal" style:text-underline-style="solid" style:text-underline-width="auto" style:text-underline-color="font-color" fo:font-weight="normal" officeooo:rsid="00211fd2" officeooo:paragraph-rsid="00211fd2" style:font-style-asian="normal" style:font-weight-asian="normal" style:font-style-complex="normal" style:font-weight-complex="normal"/>
    </style:style>
    <style:style style:name="P12" style:family="paragraph" style:parent-style-name="Standard">
      <style:text-properties fo:font-style="normal" style:text-underline-style="solid" style:text-underline-width="auto" style:text-underline-color="font-color" fo:font-weight="normal" officeooo:rsid="00236df0" officeooo:paragraph-rsid="00236df0" style:font-style-asian="normal" style:font-weight-asian="normal" style:font-style-complex="normal" style:font-weight-complex="normal"/>
    </style:style>
    <style:style style:name="P13" style:family="paragraph" style:parent-style-name="Standard">
      <style:text-properties fo:font-style="normal" style:text-underline-style="solid" style:text-underline-width="auto" style:text-underline-color="font-color" fo:font-weight="normal" officeooo:rsid="0023a4ef" officeooo:paragraph-rsid="0023a4ef" style:font-style-asian="normal" style:font-weight-asian="normal" style:font-style-complex="normal" style:font-weight-complex="normal"/>
    </style:style>
    <style:style style:name="P14" style:family="paragraph" style:parent-style-name="Standard">
      <style:text-properties fo:font-style="normal" style:text-underline-style="solid" style:text-underline-width="auto" style:text-underline-color="font-color" fo:font-weight="normal" officeooo:rsid="00257f9b" officeooo:paragraph-rsid="00257f9b"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6ce85" officeooo:paragraph-rsid="0026ce85"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6ce85" officeooo:paragraph-rsid="00272b22"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72b22" officeooo:paragraph-rsid="00272b22"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7b86e" officeooo:paragraph-rsid="0027b86e"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af91e" officeooo:paragraph-rsid="002af91e" style:font-style-asian="normal" style:font-weight-asian="normal" style:font-style-complex="normal" style:font-weight-complex="normal"/>
    </style:style>
    <style:style style:name="P20" style:family="paragraph" style:parent-style-name="Standard">
      <style:text-properties fo:font-style="normal" style:text-underline-style="solid" style:text-underline-width="auto" style:text-underline-color="font-color" fo:font-weight="normal" officeooo:rsid="002c822b" officeooo:paragraph-rsid="002c822b"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f3f94" officeooo:paragraph-rsid="002f3f94" style:font-style-asian="normal" style:font-weight-asian="normal" style:font-style-complex="normal" style:font-weight-complex="normal"/>
    </style:style>
    <style:style style:name="P22" style:family="paragraph" style:parent-style-name="Standard">
      <style:text-properties fo:font-style="normal" style:text-underline-style="solid" style:text-underline-width="auto" style:text-underline-color="font-color" fo:font-weight="normal" officeooo:rsid="002f3f94" officeooo:paragraph-rsid="002f3f94" style:font-style-asian="normal" style:font-weight-asian="normal" style:font-style-complex="normal" style:font-weight-complex="normal"/>
    </style:style>
    <style:style style:name="P23" style:family="paragraph" style:parent-style-name="Standard">
      <style:text-properties fo:font-style="normal" style:text-underline-style="solid" style:text-underline-width="auto" style:text-underline-color="font-color" fo:font-weight="normal" officeooo:rsid="0032837e" officeooo:paragraph-rsid="0032837e"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395989" officeooo:paragraph-rsid="00395989"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7b86e" officeooo:paragraph-rsid="0027b86e"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af91e" officeooo:paragraph-rsid="002af91e" style:font-style-asian="normal" style:font-weight-asian="bold" style:font-style-complex="normal" style:font-weight-complex="bold"/>
    </style:style>
    <style:style style:name="P27"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2af91e" officeooo:paragraph-rsid="002af91e" style:font-style-asian="normal" style:font-weight-asian="bold" style:font-style-complex="normal" style:font-weight-complex="bold"/>
    </style:style>
    <style:style style:name="P28" style:family="paragraph" style:parent-style-name="Standard">
      <style:text-properties fo:font-style="normal" style:text-underline-style="none" fo:font-weight="normal" officeooo:rsid="00236df0" officeooo:paragraph-rsid="00236df0"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23a4ef" officeooo:paragraph-rsid="0023a4ef"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257f9b" officeooo:paragraph-rsid="00257f9b"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2c822b" officeooo:paragraph-rsid="002c822b"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2f3f94" officeooo:paragraph-rsid="002f3f94"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33c58d" officeooo:paragraph-rsid="0033c58d"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33c58d" officeooo:paragraph-rsid="003588bc"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436131" officeooo:paragraph-rsid="00436131" style:font-style-asian="normal" style:font-weight-asian="normal" style:font-style-complex="normal" style:font-weight-complex="normal"/>
    </style:style>
    <style:style style:name="P36" style:family="paragraph" style:parent-style-name="Standard">
      <style:paragraph-properties fo:text-align="center" style:justify-single-word="false"/>
      <style:text-properties fo:font-style="normal" style:text-underline-style="none" fo:font-weight="bold" officeooo:rsid="0025fa0c" officeooo:paragraph-rsid="0025fa0c"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style:text-underline-style="none" fo:font-weight="bold" officeooo:rsid="0025fa0c" officeooo:paragraph-rsid="0025fa0c"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font-style="normal" style:text-underline-style="none" fo:font-weight="bold" officeooo:rsid="0026ce85" officeooo:paragraph-rsid="0025fa0c" style:font-style-asian="normal" style:font-weight-asian="bold" style:font-style-complex="normal" style:font-weight-complex="bold"/>
    </style:style>
    <style:style style:name="P39" style:family="paragraph" style:parent-style-name="Standard">
      <style:text-properties fo:font-style="normal" style:text-underline-style="none" fo:font-weight="bold" officeooo:rsid="003768eb" officeooo:paragraph-rsid="003768eb" style:font-style-asian="normal" style:font-weight-asian="bold" style:font-style-complex="normal" style:font-weight-complex="bold"/>
    </style:style>
    <style:style style:name="P40" style:family="paragraph" style:parent-style-name="Standard">
      <style:text-properties fo:font-style="normal" style:text-underline-style="none" fo:font-weight="bold" officeooo:rsid="0041de97" officeooo:paragraph-rsid="0041de97" style:font-style-asian="normal" style:font-weight-asian="bold" style:font-style-complex="normal" style:font-weight-complex="bold"/>
    </style:style>
    <style:style style:name="P41" style:family="paragraph" style:parent-style-name="Standard">
      <style:text-properties fo:font-style="normal" style:text-underline-style="none" fo:font-weight="bold" officeooo:rsid="00436131" officeooo:paragraph-rsid="00436131" style:font-style-asian="normal" style:font-weight-asian="bold" style:font-style-complex="normal" style:font-weight-complex="bold"/>
    </style:style>
    <style:style style:name="P42" style:family="paragraph" style:parent-style-name="Header">
      <style:text-properties officeooo:rsid="00455bc7" officeooo:paragraph-rsid="00455bc7"/>
    </style:style>
    <style:style style:name="T1" style:family="text">
      <style:text-properties officeooo:rsid="00230a2a"/>
    </style:style>
    <style:style style:name="T2" style:family="text">
      <style:text-properties officeooo:rsid="0023a4ef"/>
    </style:style>
    <style:style style:name="T3" style:family="text">
      <style:text-properties officeooo:rsid="00257f9b"/>
    </style:style>
    <style:style style:name="T4" style:family="text">
      <style:text-properties style:text-underline-style="none"/>
    </style:style>
    <style:style style:name="T5" style:family="text">
      <style:text-properties style:text-underline-style="none" officeooo:rsid="00272b22"/>
    </style:style>
    <style:style style:name="T6" style:family="text">
      <style:text-properties style:text-underline-style="none" officeooo:rsid="0027b86e"/>
    </style:style>
    <style:style style:name="T7" style:family="text">
      <style:text-properties style:text-underline-style="none" officeooo:rsid="0029d649"/>
    </style:style>
    <style:style style:name="T8" style:family="text">
      <style:text-properties style:text-underline-style="none" officeooo:rsid="0029e182"/>
    </style:style>
    <style:style style:name="T9" style:family="text">
      <style:text-properties style:text-underline-style="none" officeooo:rsid="002d6f78"/>
    </style:style>
    <style:style style:name="T10" style:family="text">
      <style:text-properties fo:font-style="italic" officeooo:rsid="002d6f78"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27b86e" style:font-style-asian="italic" style:font-style-complex="italic"/>
    </style:style>
    <style:style style:name="T13" style:family="text">
      <style:text-properties fo:font-style="italic" style:text-underline-style="none" officeooo:rsid="0029e182" style:font-style-asian="italic" style:font-style-complex="italic"/>
    </style:style>
    <style:style style:name="T14" style:family="text">
      <style:text-properties officeooo:rsid="002d6f78"/>
    </style:style>
    <style:style style:name="T15" style:family="text">
      <style:text-properties officeooo:rsid="00302b0e"/>
    </style:style>
    <style:style style:name="T16" style:family="text">
      <style:text-properties officeooo:rsid="0031ef8b"/>
    </style:style>
    <style:style style:name="T17" style:family="text">
      <style:text-properties officeooo:rsid="003768eb"/>
    </style:style>
    <style:style style:name="T18" style:family="text">
      <style:text-properties fo:font-weight="normal" style:font-weight-asian="normal" style:font-weight-complex="normal"/>
    </style:style>
    <style:style style:name="T19" style:family="text">
      <style:text-properties fo:font-weight="normal" officeooo:rsid="00419119" style:font-weight-asian="normal" style:font-weight-complex="normal"/>
    </style:style>
    <style:style style:name="T20" style:family="text">
      <style:text-properties fo:font-weight="normal" officeooo:rsid="0041de97" style:font-weight-asian="normal" style:font-weight-complex="normal"/>
    </style:style>
    <style:style style:name="T21" style:family="text">
      <style:text-properties fo:font-weight="normal" officeooo:rsid="00436131" style:font-weight-asian="normal" style:font-weight-complex="normal"/>
    </style:style>
    <style:style style:name="T22" style:family="text">
      <style:text-properties officeooo:rsid="004361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ulti-Dimensional Arrays</text:p>
      <text:p text:style-name="P1"/>
      <text:p text:style-name="P3">Syntax</text:p>
      <text:p text:style-name="P1"/>
      <table:table table:name="Table4" table:style-name="Table4">
        <table:table-column table:style-name="Table4.A"/>
        <table:table-row>
          <table:table-cell table:style-name="Table4.A1" office:value-type="string">
            <text:p text:style-name="P1"><text:s/>int myArray[5][5];</text:p>
          </table:table-cell>
        </table:table-row>
      </table:table>
      <text:p text:style-name="P1"/>
      <text:p text:style-name="P1">The above code initializes a 2-dimensional array and sets all its elements, 25 elements in this case, to store value 0. </text:p>
      <text:p text:style-name="P1"/>
      <table:table table:name="Table3" table:style-name="Table3">
        <table:table-column table:style-name="Table3.A"/>
        <table:table-row>
          <table:table-cell table:style-name="Table3.A1" office:value-type="string">
            <text:p text:style-name="P1"><text:s/>myArray[c][r] := 1;</text:p>
          </table:table-cell>
        </table:table-row>
      </table:table>
      <text:p text:style-name="P1"/>
      <text:p text:style-name="P1">The above code sample sets the c's element's value of the r's dimension to 1. </text:p>
      <text:p text:style-name="P1"/>
      <table:table table:name="Table2" table:style-name="Table2">
        <table:table-column table:style-name="Table2.A"/>
        <table:table-row>
          <table:table-cell table:style-name="Table2.A1" office:value-type="string">
            <text:p text:style-name="P1"><text:s/>myArray[c][r]</text:p>
          </table:table-cell>
        </table:table-row>
      </table:table>
      <text:p text:style-name="P1"/>
      <text:p text:style-name="P1">The above syntax is used for referencing elements of already initialized 2-dimensional array. </text:p>
      <text:p text:style-name="P1"/>
      <text:p text:style-name="P2">The above examples refer explicitly to 2-dimensional arrays however this syntax holds for any number of dimensions for example to initialize a 4-dimensional array you would use the following syntax:</text:p>
      <table:table table:name="Table1" table:style-name="Table1">
        <table:table-column table:style-name="Table1.A"/>
        <table:table-row>
          <table:table-cell table:style-name="Table1.A1" office:value-type="string">
            <text:p text:style-name="P2"><text:s/>int myArray[m][n][o][p]; </text:p>
          </table:table-cell>
        </table:table-row>
      </table:table>
      <text:p text:style-name="P2">where m,n,o,p are integer constants or variables specifying the size of particular dimensions.</text:p>
      <text:p text:style-name="P2"/>
      <text:p text:style-name="P2"/>
      <text:p text:style-name="P6">Implementation</text:p>
      <text:p text:style-name="P6"/>
      <text:p text:style-name="P11">Initialization</text:p>
      <text:p text:style-name="P7"/>
      <text:p text:style-name="P8"><text:tab/>To implement the initialization of the multi-dimensional arrays the variable declaration production rules have been modified. Apart from allowing for Type followed by Ident non-terminals and a semicolon I allowed to optionally include square brackets after the identifier which would indicate that the user is initializing an array if the correct syntax is used. <text:span text:style-name="T1">Therefore the compiler makes a decision of whether an input is a variable or an array depending on what comes next after the identifier and then appropriate code gets generated.</text:span></text:p>
      <text:p text:style-name="P8"><text:tab/><text:span text:style-name="T1">When the compiler comes across the array initialization it reserves space for all the elements on the stack of Symbols. Each element is associated with an appropriate name where the name of the array is followed by a set/sets of square brackets specifying an unique index within those brackets, for example:</text:span></text:p>
      <text:p text:style-name="P8"/>
      <table:table table:name="Table5" table:style-name="Table5">
        <table:table-column table:style-name="Table5.A"/>
        <table:table-row>
          <table:table-cell table:style-name="Table5.A1" office:value-type="string">
            <text:p text:style-name="P9"><text:s/>int myArray[3];</text:p>
          </table:table-cell>
        </table:table-row>
      </table:table>
      <text:p text:style-name="P9"/>
      <text:p text:style-name="P9">Stack of symbols:</text:p>
      <table:table table:name="Table6" table:style-name="Table6">
        <table:table-column table:style-name="Table6.A"/>
        <table:table-row>
          <table:table-cell table:style-name="Table6.A1" office:value-type="string">
            <text:p text:style-name="P9"><text:s/>Symbol(“myArray[0]”, ...);</text:p>
            <text:p text:style-name="P9"><text:s/>Symbol(“myArray[1]”, ...);</text:p>
            <text:p text:style-name="P9"><text:s/>Symbol(“myArray[2]”, ...);</text:p>
          </table:table-cell>
        </table:table-row>
      </table:table>
      <text:p text:style-name="P9"/>
      <text:p text:style-name="P10">This works similarly for multi-dimensional arrays where each element creates a symbol and pushes it onto the stack of symbols at the consecutive indexes in the current frame.</text:p>
      <text:p text:style-name="P10"><text:soft-page-break/></text:p>
      <text:p text:style-name="P12"/>
      <text:p text:style-name="P12">Element Assignment</text:p>
      <text:p text:style-name="P12"/>
      <text:p text:style-name="P28"><text:tab/>The element assignment involved modifying the Stat production rules. It works <text:span text:style-name="T2">similar</text:span> to variable assignment however the name with which each of the array elements are associated is a little bit different since a correct identifier specifies the array name on its own but it was necessary to optionally expect a set of square brackets after the identifier and added them on to the name together with the indexes because of the way the elements are stored in the memory. The rest of the assignment is handled exactly the same as a usual variable assignment. </text:p>
      <text:p text:style-name="P28"/>
      <text:p text:style-name="P13">Accessing Elements</text:p>
      <text:p text:style-name="P13"/>
      <text:p text:style-name="P29"><text:tab/><text:span text:style-name="T3">Accessing of array elements is implemented very similarly to variable accessing. The only difference is the name that is associated with a Symbol of each element. The name is made up of an identifier and then is followed by a set of square brackets specifying indexes. In order to implement this the Factor production rules were modified. </text:span></text:p>
      <text:p text:style-name="P29"/>
      <text:p text:style-name="P14">Handling Arrays Out Of Bounds</text:p>
      <text:p text:style-name="P14"/>
      <text:p text:style-name="P30"><text:tab/>Handling accesses to elements that are out of bounds is really simple in my implementation of the compiler since each element is stored on the stack of symbols and each element has its own name that is associated with. If somebody tries to access an element that is out of bounds <text:s/>and hence had not been initialized it will result in an error at compile time as the symbol associated with the element does not exist on the stack.</text:p>
      <text:p text:style-name="P30"/>
      <text:p text:style-name="P30"/>
      <text:p text:style-name="P30"/>
      <text:p text:style-name="P36">Switch Statement</text:p>
      <text:p text:style-name="P37"/>
      <text:p text:style-name="P37">Syntax</text:p>
      <text:p text:style-name="P38"/>
      <text:p text:style-name="P5">Note<text:span text:style-name="T4">: Switch works only with integer values.</text:span></text:p>
      <text:p text:style-name="P15"/>
      <table:table table:name="Table7" table:style-name="Table7">
        <table:table-column table:style-name="Table7.A"/>
        <table:table-row>
          <table:table-cell table:style-name="Table7.A1" office:value-type="string">
            <text:p text:style-name="P16"><text:span text:style-name="T4">switch(x){</text:span></text:p>
            <text:p text:style-name="P16"><text:span text:style-name="T4"><text:s text:c="2"/>case 0{<text:line-break/> <text:s text:c="3"/>//</text:span><text:span text:style-name="T5">some code here</text:span><text:span text:style-name="T4"><text:line-break/> <text:s text:c="3"/></text:span><text:span text:style-name="T5">break;</text:span><text:span text:style-name="T4"><text:line-break/> <text:s/>}<text:line-break/> <text:s/>case1<text:line-break/> <text:s/>case2<text:line-break/> <text:s/>case3{<text:line-break/> <text:s text:c="3"/>//</text:span><text:span text:style-name="T5">some code here<text:line-break/> <text:s text:c="3"/>break;</text:span><text:span text:style-name="T4"><text:line-break/> <text:s/>}<text:line-break/> <text:s/>default{<text:line-break/> <text:s text:c="3"/>//</text:span><text:span text:style-name="T5">some code here</text:span><text:span text:style-name="T4"><text:line-break/> <text:s/>}<text:line-break/>}</text:span></text:p>
          </table:table-cell>
        </table:table-row>
      </table:table>
      <text:p text:style-name="P15"/>
      <text:p text:style-name="P17"><text:soft-page-break/><text:span text:style-name="T4"><text:tab/>The above is a sample code where an integer variable x previously initialized and assigned is switched. The code will execute a given case that meets and </text:span><text:span text:style-name="T11">Equ</text:span><text:span text:style-name="T4"> condition between the integer variable x and an </text:span><text:span text:style-name="T6">integer expression following the </text:span><text:span text:style-name="T12">case</text:span><text:span text:style-name="T6"> keyword. The break statement is used to break out of the switch statement when it's not required to go through the following cases. The statement default may be specified and will be executed if no case condition is met however it is not mandatory to include it in the switch statement. </text:span></text:p>
      <text:p text:style-name="P24"/>
      <text:p text:style-name="P24"/>
      <text:p text:style-name="P25"><text:span text:style-name="T4">Implementation</text:span></text:p>
      <text:p text:style-name="P25"/>
      <text:p text:style-name="P18"><text:span text:style-name="T4"><text:tab/>The switch statement is part of the statements(Stat) production. It is identified by the </text:span><text:span text:style-name="T11">switch</text:span><text:span text:style-name="T4"> keyword followed by an opening bracket followed by an integer </text:span><text:span text:style-name="T7">variable</text:span><text:span text:style-name="T4"> and a closing bracket. </text:span><text:span text:style-name="T7">The body of the switch statement must be enclosed by the curly brackets and may include cases and/or default. Case is identified by the keyword case followed by an expression of type integer and may be followed by a Stat production. Default is identified by the keyword default and must be followed by a Stat production. </text:span></text:p>
      <text:p text:style-name="P18"><text:span text:style-name="T7"><text:tab/>When the switch statement is encountered by the compiler the switch variable's Symbol is retrieved through its identifier and is temporarily stored for later referencing within the body. <text:s/></text:span><text:span text:style-name="T8">When a case is encountered within the switch body the two </text:span><text:span text:style-name="T13">Const </text:span><text:span text:style-name="T8">instructions are added to the program in order to push the value specified by the case as well as the value pointed to by the switch variable on the VM's stack. Next the </text:span><text:span text:style-name="T13">Equ</text:span><text:span text:style-name="T8"> instruction is added which will compare the last 2 values from the stack and will push the result on to the stack. Next a label is generated and its later placed at the end of the case after its optional body or immediately after the case if no body has been defined. Next </text:span><text:span text:style-name="T13">Fjmp</text:span><text:span text:style-name="T8"> instruction, pointing to the just generated label, is added to the program and it makes use of the last value pushed on to the stack by the </text:span><text:span text:style-name="T13">Equ</text:span><text:span text:style-name="T8"> instruction. If the instruction produced truth then the program will proceed to execute the body of the case and if the </text:span><text:span text:style-name="T13">Equ</text:span><text:span text:style-name="T8"> instruction has produced false then the program will jump to the next case omitting the body of the current case.</text:span></text:p>
      <text:p text:style-name="P18"><text:span text:style-name="T8"><text:tab/>The </text:span><text:span text:style-name="T13">break</text:span><text:span text:style-name="T8"> was implemented as a separate statement to switch as it would make it easier to allow for its use within loops as well(however this feature was never implemented at the end). For clarity and to avoid collisions(break statements popping non-breakable statements) the new stack of labels was implemented within the compiler that stores all the current open breakable statements.</text:span></text:p>
      <text:p text:style-name="P18"/>
      <text:p text:style-name="P18"/>
      <text:p text:style-name="P18"/>
      <text:p text:style-name="P27"><text:span text:style-name="T8">S</text:span><text:span text:style-name="T4">tructure</text:span></text:p>
      <text:p text:style-name="P19"/>
      <text:p text:style-name="P26"><text:span text:style-name="T4">Syntax</text:span></text:p>
      <text:p text:style-name="P26"/>
      <text:p text:style-name="P21">Declaration</text:p>
      <text:p text:style-name="P26"/>
      <table:table table:name="Table8" table:style-name="Table8">
        <table:table-column table:style-name="Table8.A"/>
        <table:table-row>
          <table:table-cell table:style-name="Table8.A1" office:value-type="string">
            <text:p text:style-name="P20"><text:span text:style-name="T4"><text:s/>Struct </text:span><text:span text:style-name="T9">Rectangle</text:span><text:span text:style-name="T4">{<text:line-break/> <text:s text:c="2"/>int </text:span><text:span text:style-name="T9">width</text:span><text:span text:style-name="T4">;</text:span></text:p>
            <text:p text:style-name="P31"><text:s text:c="3"/>int <text:span text:style-name="T14">height</text:span>;</text:p>
            <text:p text:style-name="P31"><text:s text:c="3"/><text:span text:style-name="T14">int area;</text:span></text:p>
            <text:p text:style-name="P20"><text:span text:style-name="T4"><text:s/>}</text:span></text:p>
          </table:table-cell>
        </table:table-row>
      </table:table>
      <text:p text:style-name="P31"/>
      <text:p text:style-name="P31"><text:tab/><text:span text:style-name="T14">The above is a sample code of C-like structure that has been implemented as Tastier's feature. <text:s/>The structures may only be defined before any functions and within the program. They are created using the </text:span><text:span text:style-name="T10">Struct</text:span><text:span text:style-name="T14"> keyword followed by an identifier. The </text:span><text:span text:style-name="T10">Struct</text:span><text:span text:style-name="T14"> requires a body and it must be enclosed with curly brackets. Within the structure's declaration it's only possible to initialize </text:span><text:soft-page-break/><text:span text:style-name="T14">variables. </text:span></text:p>
      <text:p text:style-name="P31"/>
      <text:p text:style-name="P22">Initialization</text:p>
      <text:p text:style-name="P22"/>
      <table:table table:name="Table9" table:style-name="Table9">
        <table:table-column table:style-name="Table9.A"/>
        <table:table-row>
          <table:table-cell table:style-name="Table9.A1" office:value-type="string">
            <text:p text:style-name="P32">Rectangle rectA;<text:line-break/>Rect<text:span text:style-name="T15">an</text:span>gle rectB;</text:p>
          </table:table-cell>
        </table:table-row>
      </table:table>
      <text:p text:style-name="P32"/>
      <text:p text:style-name="P32"><text:tab/>The above sample refers to previous example of structure declaration where Rectangle structure was declared. Tastier allows for multiple instances of the same structures where each instance is i<text:span text:style-name="T16">n</text:span>dependent of one another. <text:span text:style-name="T17">After the initialization of an instance we can access each of its members.</text:span></text:p>
      <text:p text:style-name="P32"/>
      <text:p text:style-name="P23">Accessing <text:span text:style-name="T17">and Assigning</text:span> Structure's Elements</text:p>
      <text:p text:style-name="P23"/>
      <table:table table:name="Table10" table:style-name="Table10">
        <table:table-column table:style-name="Table10.A"/>
        <table:table-row>
          <table:table-cell table:style-name="Table10.A1" office:value-type="string">
            <text:p text:style-name="P34"><text:s/>rectA.width := 5;<text:line-break/> rectA.height := 4;</text:p>
            <text:p text:style-name="P34"><text:s/>rectA.area := rectA.width * rectA.height;</text:p>
          </table:table-cell>
        </table:table-row>
      </table:table>
      <text:p text:style-name="P33"/>
      <text:p text:style-name="P33"><text:tab/><text:span text:style-name="T17">After the initialization of a structure we can access its members by specifying the structure's instance's identifier followed by a dot and the member's identifier as per the above example.</text:span></text:p>
      <text:p text:style-name="P33"/>
      <text:p text:style-name="P33"/>
      <text:p text:style-name="P39">Implementation</text:p>
      <text:p text:style-name="P39"/>
      <text:p text:style-name="P39"><text:tab/><text:span text:style-name="T19">In order to implement the structures new production has been added on to the grammar, namely StructDecl. The StructDecl appears in the program production together with constant declarations before any procedure declarations. This ensures that structures have to be defined before procedures. </text:span></text:p>
      <text:p text:style-name="P39"><text:span text:style-name="T19"><text:tab/>The StructDecl production begins with Struct keyword and an identifier non-terminal. The production also states that the body of the structure has to be enclosed by curly brackets and may only contain variable initializations. The declarations of structures are stored on the stack of symbols at the compile time where </text:span><text:span text:style-name="T20">symbols of </text:span><text:span text:style-name="T19">each member</text:span><text:span text:style-name="T20"> </text:span><text:span text:style-name="T19">of the structure </text:span><text:span text:style-name="T20">are associated with a name that is made up of &lt;structure_identifier&gt;.&lt;member's_identifier&gt;, for example:</text:span></text:p>
      <text:p text:style-name="P39"/>
      <table:table table:name="Table11" table:style-name="Table11">
        <table:table-column table:style-name="Table11.A"/>
        <table:table-row>
          <table:table-cell table:style-name="Table11.A1" office:value-type="string">
            <text:p text:style-name="P40"><text:span text:style-name="T18">Struct Rectangle{<text:line-break/> <text:s/>int width;<text:line-break/> <text:s/>int height;<text:line-break/> <text:s/>int area;<text:line-break/>}</text:span></text:p>
          </table:table-cell>
        </table:table-row>
      </table:table>
      <text:p text:style-name="P40"/>
      <text:p text:style-name="P40"><text:span text:style-name="T18">Stack:</text:span></text:p>
      <table:table table:name="Table12" table:style-name="Table12">
        <table:table-column table:style-name="Table12.A"/>
        <table:table-row>
          <table:table-cell table:style-name="Table12.A1" office:value-type="string">
            <text:p text:style-name="P40">...</text:p>
            <text:p text:style-name="P40"><text:span text:style-name="T18">Symbol(</text:span><text:span text:style-name="T21">Rectangle.width, ...</text:span><text:span text:style-name="T18">);<text:line-break/></text:span><text:span text:style-name="T21">Symbol(Rectangle.height, …);<text:line-break/>Symbol(Rectangle.area, ...);</text:span></text:p>
            <text:p text:style-name="P40"><text:span text:style-name="T22">...</text:span></text:p>
          </table:table-cell>
        </table:table-row>
      </table:table>
      <text:p text:style-name="P40"/>
      <text:p text:style-name="P40"><text:span text:style-name="T18"><text:tab/></text:span><text:span text:style-name="T21">Therefore when initializing an instance of a structure new lookup function was introduced in the compiler that looks through the open scopes of the stack for Symbols containing a dot, </text:span><text:soft-page-break/><text:span text:style-name="T21">compares the structure identifiers through string manipulation and <text:s/>returns an array of all the symbols that are members of the structure in an identified scope. This allows to create new Symbols that will be referring the instance's structure members and will be treated as normal variables like for example:</text:span></text:p>
      <text:p text:style-name="P40"/>
      <table:table table:name="Table13" table:style-name="Table13">
        <table:table-column table:style-name="Table13.A"/>
        <table:table-row>
          <table:table-cell table:style-name="Table13.A1" office:value-type="string">
            <text:p text:style-name="P41"><text:span text:style-name="T18">Rectangle rectA;</text:span></text:p>
          </table:table-cell>
        </table:table-row>
      </table:table>
      <text:p text:style-name="P35"/>
      <text:p text:style-name="P35">Current stack:</text:p>
      <table:table table:name="Table14" table:style-name="Table14">
        <table:table-column table:style-name="Table14.A"/>
        <table:table-row>
          <table:table-cell table:style-name="Table14.A1" office:value-type="string">
            <text:p text:style-name="P41"><text:span text:style-name="T18">Symbol(rectA.width, …);</text:span></text:p>
            <text:p text:style-name="P41"><text:span text:style-name="T18">Symbol(rectA.height, …);</text:span></text:p>
            <text:p text:style-name="P41"><text:span text:style-name="T18">Symbol(rectA.area, …);</text:span></text:p>
          </table:table-cell>
        </table:table-row>
      </table:table>
      <text:p text:style-name="P41"><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55bc7" officeooo:paragraph-rsid="00455bc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Maciej Grabowski<text:tab/>Lab 7 – Report<text:tab/>1230409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15:43:47.244973089</meta:creation-date>
    <dc:date>2015-01-16T20:19:21.238354092</dc:date>
    <meta:editing-duration>PT4H20M9S</meta:editing-duration>
    <meta:editing-cycles>29</meta:editing-cycles>
    <meta:generator>LibreOffice/4.2.7.2$Linux_X86_64 LibreOffice_project/420m0$Build-2</meta:generator>
    <meta:document-statistic meta:table-count="14" meta:image-count="0" meta:object-count="0" meta:page-count="5" meta:paragraph-count="67" meta:word-count="1386" meta:character-count="8703" meta:non-whitespace-character-count="7290"/>
  </office:meta>
</office:document-meta>
</file>